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cm" draw:marker-start-width="0.305cm" draw:marker-end="Arrow" draw:marker-end-width="0.102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499cm" svg:y1="3.038cm" svg:x2="2.531cm" svg:y2="3.038cm">
          <text:p/>
        </draw:line>
        <draw:line draw:style-name="gr1" draw:text-style-name="P1" draw:layer="layout" svg:x1="0.502cm" svg:y1="3.031cm" svg:x2="1.769cm" svg:y2="1.494cm">
          <text:p/>
        </draw:line>
        <draw:line draw:style-name="gr1" draw:text-style-name="P1" draw:layer="layout" svg:x1="0.499cm" svg:y1="3.038cm" svg:x2="3.79cm" svg:y2="1.504cm">
          <text:p/>
        </draw:line>
        <draw:frame draw:style-name="gr2" draw:layer="layout" svg:width="0.586cm" svg:height="0.529cm" svg:x="1.382cm" svg:y="2.9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56cm" svg:height="0.529cm" svg:x="0.725cm" svg:y="1.6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63cm" svg:height="0.529cm" svg:x="2.774cm" svg:y="1.2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65cm" svg:height="0.494cm" svg:x="1.161cm" svg:y="2.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61cm" svg:height="0.494cm" svg:x="0.976cm" svg:y="2.1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42cm" svg:height="0.494cm" svg:x="1.454cm" svg:y="1.7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2.531cm" svg:y1="3.038cm" svg:x2="3.79cm" svg:y2="1.504cm">
          <text:p/>
        </draw:line>
        <draw:frame draw:style-name="gr2" draw:layer="layout" svg:width="0.501cm" svg:height="0.469cm" svg:x="0.051cm" svg:y="2.8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93cm" svg:height="0.469cm" svg:x="2.241cm" svg:y="3.04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85cm" svg:height="0.469cm" svg:x="3.773cm" svg:y="1.15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4cm" svg:height="0.469cm" svg:x="1.574cm" svg:y="1.07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" draw:text-style-name="P1" draw:layer="layout" svg:width="0.232cm" svg:height="0.206cm" draw:transform="rotate (-1.22173047639699) translate (1.01cm 2.803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232cm" svg:height="0.206cm" draw:transform="rotate (-0.872664625998186) translate (0.858cm 2.606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1.174cm" svg:height="0.521cm" draw:transform="rotate (-1.22173047639699) translate (1.532cm 1.9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2cm" svg:y1="3.038cm" svg:x2="3.821cm" svg:y2="3.038cm">
          <text:p/>
        </draw:line>
        <draw:line draw:style-name="gr5" draw:text-style-name="P1" draw:layer="layout" svg:x1="3.79cm" svg:y1="3.038cm" svg:x2="3.79cm" svg:y2="1.504cm">
          <text:p/>
        </draw:line>
        <draw:frame draw:style-name="gr2" draw:layer="layout" svg:width="0.493cm" svg:height="0.469cm" svg:x="3.683cm" svg:y="2.89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42cm" svg:height="0.494cm" svg:x="2.845cm" svg:y="2.4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1" draw:layer="layout" svg:width="0.232cm" svg:height="0.206cm" draw:transform="rotate (-1.22173047639699) translate (2.765cm 2.801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4.837cm" svg:y1="3.057cm" svg:x2="6.869cm" svg:y2="3.057cm">
          <text:p/>
        </draw:line>
        <draw:line draw:style-name="gr1" draw:text-style-name="P1" draw:layer="layout" svg:x1="4.84cm" svg:y1="3.05cm" svg:x2="6.107cm" svg:y2="1.513cm">
          <text:p/>
        </draw:line>
        <draw:line draw:style-name="gr1" draw:text-style-name="P1" draw:layer="layout" svg:x1="4.837cm" svg:y1="3.057cm" svg:x2="8.128cm" svg:y2="1.523cm">
          <text:p/>
        </draw:line>
        <draw:frame draw:style-name="gr2" draw:layer="layout" svg:width="0.586cm" svg:height="0.529cm" svg:x="5.964cm" svg:y="2.9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56cm" svg:height="0.529cm" svg:x="5.063cm" svg:y="1.70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663cm" svg:height="0.529cm" svg:x="6.846cm" svg:y="1.89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65cm" svg:height="0.494cm" svg:x="5.499cm" svg:y="2.52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61cm" svg:height="0.494cm" svg:x="5.314cm" svg:y="2.1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542cm" svg:height="0.494cm" svg:x="5.792cm" svg:y="1.77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4" draw:text-style-name="P1" draw:layer="layout" svg:width="0.232cm" svg:height="0.206cm" draw:transform="rotate (-1.22173047639699) translate (5.348cm 2.822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232cm" svg:height="0.206cm" draw:transform="rotate (-0.872664625998186) translate (5.196cm 2.625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1.174cm" svg:height="0.521cm" draw:transform="rotate (-1.22173047639699) translate (5.87cm 1.919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6.096cm" svg:y1="1.534cm" svg:x2="6.858cm" svg:y2="0.599cm">
          <text:p/>
        </draw:line>
        <draw:line draw:style-name="gr6" draw:text-style-name="P1" draw:layer="layout" svg:x1="6.096cm" svg:y1="1.534cm" svg:x2="8.128cm" svg:y2="1.534cm">
          <text:p/>
        </draw:line>
        <draw:line draw:style-name="gr5" draw:text-style-name="P1" draw:layer="layout" svg:x1="8.097cm" svg:y1="1.524cm" svg:x2="6.858cm" svg:y2="0.599cm">
          <text:p/>
        </draw:line>
        <draw:frame draw:style-name="gr2" draw:layer="layout" svg:width="0.59cm" svg:height="0.469cm" svg:x="4.398cm" svg:y="3.04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19cm" svg:height="0.469cm" svg:x="6.775cm" svg:y="2.93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51cm" svg:height="0.469cm" svg:x="8.105cm" svg:y="1.30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434cm" svg:height="0.469cm" svg:x="5.712cm" svg:y="1.158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552cm" svg:height="0.469cm" svg:x="6.61cm" svg:y="0.19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42cm" svg:height="0.494cm" svg:x="6.451cm" svg:y="0.938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4" draw:text-style-name="P1" draw:layer="layout" svg:width="0.361cm" svg:height="0.206cm" draw:transform="rotate (-0.872664625998186) translate (6.365cm 1.219cm)">
          <text:p/>
          <draw:enhanced-geometry svg:viewBox="0 0 21600 21600" draw:type="block-arc" draw:modifiers="-162.66791687105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08T18:25:48</dc:date>
    <dc:creator>khalid khan</dc:creator>
    <meta:editing-duration>PT01H33M50S</meta:editing-duration>
    <meta:editing-cycles>13</meta:editing-cycles>
    <meta:generator>OpenOffice.org/3.1$Linux OpenOffice.org_project/310m19$Build-9420</meta:generator>
    <meta:document-statistic meta:object-count="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 math:fontstyle="italic">sr</math:mi>
        </math:msub>
      </math:mrow>
    </math:mstyle>
    <math:annotation math:encoding="StarMath 5.0">size *0.75 %theta_{sr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a</math:mi>
    </math:msub>
    <math:annotation math:encoding="StarMath 5.0">%tau_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r</math:mi>
    </math:msub>
    <math:annotation math:encoding="StarMath 5.0">%tau_r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 math:fontstyle="italic">sr</math:mi>
    </math:msub>
    <math:annotation math:encoding="StarMath 5.0">%tau_{sr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>s</math:mi>
        </math:msub>
      </math:mrow>
    </math:mstyle>
    <math:annotation math:encoding="StarMath 5.0">size *0.75 %theta_s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>r</math:mi>
        </math:msub>
      </math:mrow>
    </math:mstyle>
    <math:annotation math:encoding="StarMath 5.0">size *0.75 %theta_r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 math:fontstyle="italic">sr</math:mi>
        </math:msub>
      </math:mrow>
    </math:mstyle>
    <math:annotation math:encoding="StarMath 5.0">size *0.75 %theta_{sr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>r</math:mi>
    </math:msub>
    <math:annotation math:encoding="StarMath 5.0">%tau_r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Q</math:mi>
    <math:annotation math:encoding="StarMath 5.0">Q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i>W</math:mi>
    <math:annotation math:encoding="StarMath 5.0">W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 math:fontstyle="italic">sr</math:mi>
        </math:msub>
      </math:mrow>
    </math:mstyle>
    <math:annotation math:encoding="StarMath 5.0">size *0.75 %theta_{sr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o math:stretchy="false">τ</math:mo>
      <math:mi math:fontstyle="italic">sr</math:mi>
    </math:msub>
    <math:annotation math:encoding="StarMath 5.0">%tau_{sr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>s</math:mi>
        </math:msub>
      </math:mrow>
    </math:mstyle>
    <math:annotation math:encoding="StarMath 5.0">size *0.75 %theta_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>r</math:mi>
        </math:msub>
      </math:mrow>
    </math:mstyle>
    <math:annotation math:encoding="StarMath 5.0">size *0.75 %theta_r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b>
          <math:mo math:stretchy="false">θ</math:mo>
          <math:mi math:fontstyle="italic">sr</math:mi>
        </math:msub>
      </math:mrow>
    </math:mstyle>
    <math:annotation math:encoding="StarMath 5.0">size *0.75 %theta_{sr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